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91b3"/>
    </style:style>
    <style:style style:name="P2" style:family="paragraph" style:parent-style-name="Standard">
      <style:text-properties officeooo:rsid="000e91b3" officeooo:paragraph-rsid="000e91b3"/>
    </style:style>
    <style:style style:name="P3" style:family="paragraph" style:parent-style-name="Standard">
      <style:text-properties officeooo:paragraph-rsid="0010326f"/>
    </style:style>
    <style:style style:name="P4" style:family="paragraph" style:parent-style-name="Standard">
      <style:text-properties officeooo:paragraph-rsid="0011d662"/>
    </style:style>
    <style:style style:name="P5" style:family="paragraph" style:parent-style-name="Standard">
      <style:paragraph-properties style:writing-mode="lr-tb"/>
      <style:text-properties officeooo:paragraph-rsid="0011d662"/>
    </style:style>
    <style:style style:name="P6" style:family="paragraph" style:parent-style-name="Standard">
      <style:text-properties officeooo:paragraph-rsid="0014ba7a"/>
    </style:style>
    <style:style style:name="P7" style:family="paragraph" style:parent-style-name="Standard">
      <style:text-properties officeooo:paragraph-rsid="0015127d"/>
    </style:style>
    <style:style style:name="P8" style:family="paragraph" style:parent-style-name="Standard">
      <style:text-properties officeooo:paragraph-rsid="00161bea"/>
    </style:style>
    <style:style style:name="P9" style:family="paragraph" style:parent-style-name="Standard">
      <style:text-properties officeooo:rsid="00161bea" officeooo:paragraph-rsid="00161bea"/>
    </style:style>
    <style:style style:name="P10" style:family="paragraph" style:parent-style-name="Standard">
      <style:text-properties officeooo:paragraph-rsid="00172f3e"/>
    </style:style>
    <style:style style:name="P11" style:family="paragraph" style:parent-style-name="Standard">
      <style:text-properties officeooo:paragraph-rsid="00189684"/>
    </style:style>
    <style:style style:name="P12" style:family="paragraph" style:parent-style-name="Standard">
      <style:text-properties officeooo:rsid="00189684" officeooo:paragraph-rsid="00189684"/>
    </style:style>
    <style:style style:name="P13" style:family="paragraph" style:parent-style-name="Standard">
      <style:paragraph-properties style:writing-mode="lr-tb"/>
      <style:text-properties officeooo:rsid="00189684" officeooo:paragraph-rsid="00189684"/>
    </style:style>
    <style:style style:name="P14" style:family="paragraph" style:parent-style-name="Standard">
      <style:paragraph-properties style:writing-mode="lr-tb"/>
    </style:style>
    <style:style style:name="P15" style:family="paragraph" style:parent-style-name="Standard">
      <style:paragraph-properties style:writing-mode="lr-tb"/>
      <style:text-properties officeooo:rsid="001b1ec7" officeooo:paragraph-rsid="001b1ec7"/>
    </style:style>
    <style:style style:name="P16" style:family="paragraph" style:parent-style-name="Standard">
      <style:paragraph-properties style:writing-mode="lr-tb"/>
      <style:text-properties officeooo:rsid="001b6cb0" officeooo:paragraph-rsid="001b6cb0"/>
    </style:style>
    <style:style style:name="P17" style:family="paragraph" style:parent-style-name="Standard">
      <style:text-properties officeooo:rsid="001bbb52" officeooo:paragraph-rsid="001bbb52"/>
    </style:style>
    <style:style style:name="P18" style:family="paragraph" style:parent-style-name="Standard">
      <style:text-properties officeooo:paragraph-rsid="0020b14a"/>
    </style:style>
    <style:style style:name="P19" style:family="paragraph" style:parent-style-name="Standard">
      <style:paragraph-properties style:writing-mode="lr-tb"/>
      <style:text-properties officeooo:paragraph-rsid="0010326f"/>
    </style:style>
    <style:style style:name="P20" style:family="paragraph" style:parent-style-name="Standard">
      <style:text-properties officeooo:paragraph-rsid="0022940c"/>
    </style:style>
    <style:style style:name="P21" style:family="paragraph" style:parent-style-name="Standard">
      <style:text-properties officeooo:paragraph-rsid="0011d662" fo:background-color="#ffff00"/>
    </style:style>
    <style:style style:name="T1" style:family="text">
      <style:text-properties officeooo:rsid="000e91b3"/>
    </style:style>
    <style:style style:name="T2" style:family="text">
      <style:text-properties officeooo:rsid="000feabd"/>
    </style:style>
    <style:style style:name="T3" style:family="text">
      <style:text-properties officeooo:rsid="0010326f"/>
    </style:style>
    <style:style style:name="T4" style:family="text">
      <style:text-properties officeooo:rsid="0011d662"/>
    </style:style>
    <style:style style:name="T5" style:family="text">
      <style:text-properties officeooo:rsid="0013205c"/>
    </style:style>
    <style:style style:name="T6" style:family="text">
      <style:text-properties officeooo:rsid="00145154"/>
    </style:style>
    <style:style style:name="T7" style:family="text">
      <style:text-properties officeooo:rsid="0014ba7a"/>
    </style:style>
    <style:style style:name="T8" style:family="text">
      <style:text-properties officeooo:rsid="0015127d"/>
    </style:style>
    <style:style style:name="T9" style:family="text">
      <style:text-properties officeooo:rsid="00161bea"/>
    </style:style>
    <style:style style:name="T10" style:family="text">
      <style:text-properties officeooo:rsid="00189684"/>
    </style:style>
    <style:style style:name="T11" style:family="text">
      <style:text-properties officeooo:rsid="001945f0"/>
    </style:style>
    <style:style style:name="T12" style:family="text">
      <style:text-properties officeooo:rsid="001b1ec7"/>
    </style:style>
    <style:style style:name="T13" style:family="text">
      <style:text-properties officeooo:rsid="001b6cb0"/>
    </style:style>
    <style:style style:name="T14" style:family="text">
      <style:text-properties officeooo:rsid="001bbb52"/>
    </style:style>
    <style:style style:name="T15" style:family="text">
      <style:text-properties officeooo:rsid="001d2bd3"/>
    </style:style>
    <style:style style:name="T16" style:family="text">
      <style:text-properties officeooo:rsid="001e5390"/>
    </style:style>
    <style:style style:name="T17" style:family="text">
      <style:text-properties officeooo:rsid="001f59a4"/>
    </style:style>
    <style:style style:name="T18" style:family="text">
      <style:text-properties fo:background-color="#ffff00" loext:char-shading-value="0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10326f" fo:background-color="#ffff00" loext:char-shading-value="0"/>
    </style:style>
    <style:style style:name="T21" style:family="text">
      <style:text-properties officeooo:rsid="0028a359" fo:background-color="#ffff00" loext:char-shading-value="0"/>
    </style:style>
    <style:style style:name="T22" style:family="text">
      <style:text-properties officeooo:rsid="003004f9" fo:background-color="#ffff00" loext:char-shading-value="0"/>
    </style:style>
    <style:style style:name="T23" style:family="text">
      <style:text-properties officeooo:rsid="003004f9" fo:background-color="#ffff00" loext:char-shading-value="0"/>
    </style:style>
    <style:style style:name="T24" style:family="text">
      <style:text-properties officeooo:rsid="0020b14a"/>
    </style:style>
    <style:style style:name="T25" style:family="text">
      <style:text-properties officeooo:rsid="0022940c"/>
    </style:style>
    <style:style style:name="T26" style:family="text">
      <style:text-properties officeooo:rsid="0022a659"/>
    </style:style>
    <style:style style:name="T27" style:family="text">
      <style:text-properties officeooo:rsid="00240248"/>
    </style:style>
    <style:style style:name="T28" style:family="text">
      <style:text-properties officeooo:rsid="0024746b"/>
    </style:style>
    <style:style style:name="T29" style:family="text">
      <style:text-properties officeooo:rsid="0024ab8e"/>
    </style:style>
    <style:style style:name="T30" style:family="text">
      <style:text-properties officeooo:rsid="0026515e"/>
    </style:style>
    <style:style style:name="T31" style:family="text">
      <style:text-properties officeooo:rsid="0026f2ed"/>
    </style:style>
    <style:style style:name="T32" style:family="text">
      <style:text-properties officeooo:rsid="00275dc8"/>
    </style:style>
    <style:style style:name="T33" style:family="text">
      <style:text-properties officeooo:rsid="0027e685"/>
    </style:style>
    <style:style style:name="T34" style:family="text">
      <style:text-properties officeooo:rsid="0028a359"/>
    </style:style>
    <style:style style:name="T35" style:family="text">
      <style:text-properties officeooo:rsid="0028ac35"/>
    </style:style>
    <style:style style:name="T36" style:family="text">
      <style:text-properties officeooo:rsid="0029ea21"/>
    </style:style>
    <style:style style:name="T37" style:family="text">
      <style:text-properties officeooo:rsid="002bb690"/>
    </style:style>
    <style:style style:name="T38" style:family="text">
      <style:text-properties officeooo:rsid="002d95e5"/>
    </style:style>
    <style:style style:name="T39" style:family="text">
      <style:text-properties officeooo:rsid="002f5a44"/>
    </style:style>
    <style:style style:name="T40" style:family="text">
      <style:text-properties officeooo:rsid="003004f9"/>
    </style:style>
    <style:style style:name="T41" style:family="text">
      <style:text-properties officeooo:rsid="003105bf"/>
    </style:style>
    <style:style style:name="T42" style:family="text">
      <style:text-properties officeooo:rsid="0031669c"/>
    </style:style>
    <style:style style:name="T43" style:family="text">
      <style:text-properties officeooo:rsid="00335709"/>
    </style:style>
    <style:style style:name="T44" style:family="text">
      <style:text-properties officeooo:rsid="00354d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SES</text:p>
      <text:p text:style-name="Standard">1) Which members does the compound राजपुत्राः consist of? Translate it as though it were a) a</text:p>
      <text:p text:style-name="Standard">tatpuruṣa, b) a dvandva, c) a bahuvrīhi.</text:p>
      <text:p text:style-name="Standard"/>
      <text:p text:style-name="P1">राज<text:span text:style-name="T1">न्-</text:span>पुत्राः</text:p>
      <text:p text:style-name="P2">a) tatpuruṣa – царские сыновья</text:p>
      <text:p text:style-name="P2">b) dvanda – царь<text:span text:style-name="T16">(и)</text:span> и сыновья</text:p>
      <text:p text:style-name="P2">c) <text:s/>bahuvrīhi – <text:span text:style-name="T17">те</text:span>, у кого сыновья <text:span text:style-name="T2">являются </text:span>цар<text:span text:style-name="T2">ями</text:span></text:p>
      <text:p text:style-name="Standard"/>
      <text:p text:style-name="Standard">2) What types do the following compounds belong to? Use both Indian and Western ­terminology</text:p>
      <text:p text:style-name="Standard">in this exercise.</text:p>
      <text:p text:style-name="Standard"/>
      <text:p text:style-name="P3">a) sunrise - <text:s/><text:span text:style-name="T1">tatpuruṣa, dependent determinative</text:span></text:p>
      <text:p text:style-name="P3">b) wallpaper - <text:span text:style-name="T1">tatpuruṣa, dependent determinative</text:span></text:p>
      <text:p text:style-name="Standard">c) blueberry - karmadhāraya or descriptive determinative</text:p>
      <text:p text:style-name="P18">d) <text:span text:style-name="T19">six-month</text:span> subscription - <text:span text:style-name="T3">b</text:span>ahuvrīhi, <text:span text:style-name="T3">or possessive determinative</text:span></text:p>
      <text:p text:style-name="Standard">e) whiteboard - karmadhāraya or descriptive determinative</text:p>
      <text:p text:style-name="P3">f) dimwit - <text:span text:style-name="T3">b</text:span>ahuvrīhi, <text:span text:style-name="T3">or possessive determinative</text:span></text:p>
      <text:p text:style-name="Standard">g) greenhouse- karmadhāraya or descriptive determinative</text:p>
      <text:p text:style-name="P3">h) crystal-clear - karmadhāraya or descriptive determinative</text:p>
      <text:p text:style-name="P3">i) pocket calculator <text:s/>- <text:s/><text:span text:style-name="T1">tatpuruṣa, dependent determinative</text:span></text:p>
      <text:p text:style-name="P3">j) half-truth - karmadhāraya or descriptive determinativ<text:span text:style-name="T24">e</text:span></text:p>
      <text:p text:style-name="P18">k) <text:span text:style-name="T19">redhead - </text:span><text:span text:style-name="T20">b</text:span><text:span text:style-name="T19">ahuvrīhi, </text:span><text:span text:style-name="T20">or possessive determinative</text:span></text:p>
      <text:p text:style-name="P18">l) low-life - <text:span text:style-name="T20">b</text:span><text:span text:style-name="T19">ahuvrīhi, </text:span><text:span text:style-name="T20">or possessive determinative</text:span></text:p>
      <text:p text:style-name="Standard">m) bullfrog - karmadhāraya or descriptive determinative</text:p>
      <text:p text:style-name="P3">n) Bosnia-Herzegovina - <text:span text:style-name="T3">d</text:span>vandvas, or coordinative compounds</text:p>
      <text:p text:style-name="P3">o) half-time - karmadhāraya or descriptive determinativ</text:p>
      <text:p text:style-name="P3">p) handbag - <text:s/><text:span text:style-name="T1">tatpuruṣa, dependent determinative</text:span></text:p>
      <text:p text:style-name="Standard">q) blueblood - karmadhāraya or descriptive determinative</text:p>
      <text:p text:style-name="P19">r) fireproof <text:s/>– <text:span text:style-name="T3">b</text:span>ahuvrīhi, <text:span text:style-name="T3">or possessive determinative</text:span></text:p>
      <text:p text:style-name="P3">s) camera phone - <text:span text:style-name="T1">tatpuruṣa, dependent determinative</text:span> </text:p>
      <text:p text:style-name="P3">t) cornfield - <text:span text:style-name="T1">tatpuruṣa, dependent determinative</text:span></text:p>
      <text:p text:style-name="P3">u) skyscraper - <text:span text:style-name="T1">tatpuruṣa, dependent determinative</text:span></text:p>
      <text:p text:style-name="P18">v) guidebook - <text:span text:style-name="T1">tatpuruṣa, dependent determinative </text:span><text:span text:style-name="T24">(karmadhāraya or descriptive determinative)</text:span></text:p>
      <text:p text:style-name="P3">w) lacklustre – <text:span text:style-name="T3">b</text:span>ahuvrīhi, <text:span text:style-name="T3">or possessive determinative</text:span></text:p>
      <text:p text:style-name="Standard">y) raspberry-banana smoothie - <text:span text:style-name="T3">d</text:span>vandvas, or coordinative compounds</text:p>
      <text:p text:style-name="Standard"/>
      <text:p text:style-name="Standard">3) What types do the following compounds belong to? Translate.</text:p>
      <text:p text:style-name="Standard">Note: Taken out of their context, several of these can be interpreted as more than one type of</text:p>
      <text:p text:style-name="Standard">compound.</text:p>
      <text:p text:style-name="Standard"/>
      <text:p text:style-name="P5">१) <text:bookmark-start text:name="__DdeLink__8009_218499239"/>लोक<text:bookmark-end text:name="__DdeLink__8009_218499239"/>पालाः → <text:s/>लोक<text:bookmark-start text:name="__DdeLink__8016_218499239"/>-पालाः<text:bookmark-end text:name="__DdeLink__8016_218499239"/> <text:s text:c="2"/>→ <text:s/><text:span text:style-name="T4">1) </text:span><text:span text:style-name="T1">tatpuruṣa – </text:span><text:span text:style-name="T4">защитники мира 2) dvanda – мир и защитники</text:span></text:p>
      <text:p text:style-name="P4">२) सुखद<text:span text:style-name="T4">ु:</text:span>खयोः → सुख-द<text:span text:style-name="T4">ु:</text:span>खयोः → <text:span text:style-name="T4">dvanda (Gen/Loc, du, m/f) у счастья и несчастья, в счастьи несчастьи</text:span></text:p>
      <text:p text:style-name="P20">३) गतमतिः → <text:s/><text:bookmark-start text:name="__DdeLink__8023_218499239"/>गत<text:bookmark-end text:name="__DdeLink__8023_218499239"/>-मतिः <text:s/>→ <text:s/><text:span text:style-name="T25">бахуврихи - ушедшая мысль, </text:span><text:span text:style-name="T3">b</text:span>ahuvrīhi – <text:span text:style-name="T25">тот, у кторого мысли ушли</text:span></text:p>
      <text:p text:style-name="P4">४) कृताञ्जलिः → कृत<text:span text:style-name="T4">+अ</text:span>ञ्जलिः → <text:s/><text:span text:style-name="T25">1) кармадхарая – сделанная анджали 2</text:span><text:span text:style-name="T4">) </text:span><text:span text:style-name="T3">b</text:span>ahuvrīhi – <text:span text:style-name="T4">тот, кто сложил ладони </text:span></text:p>
      <text:p text:style-name="P5">५) पुत्रस्नेह<text:span text:style-name="T4">े</text:span>न → पुत्र<text:span text:style-name="T26">स्य</text:span>-स्नेह<text:span text:style-name="T4">े</text:span>न → <text:span text:style-name="T4">(Instr, sg, m) <text:s/>1) </text:span><text:span text:style-name="T1">tatpuruṣa – </text:span><text:span text:style-name="T25">любовь к сыну(сыновьям)</text:span></text:p>
      <text:p text:style-name="P4">६) क्रोध<text:bookmark-start text:name="__DdeLink__8037_218499239"/>भया<text:bookmark-end text:name="__DdeLink__8037_218499239"/>त् → क्रोध<text:span text:style-name="T27">ात्</text:span>-भयात् → <text:span text:style-name="T4">(Abl, sg, n) → <text:s/></text:span><text:span text:style-name="T1">tatpuruṣa – </text:span><text:span text:style-name="T4">от страха гнева</text:span></text:p>
      <text:p text:style-name="P21">७) क्रोधभये → क्रोध-भये → <text:span text:style-name="T4">(Loc, sg, n) → </text:span><text:span text:style-name="T28">dvanda – гнев и страх</text:span></text:p>
      <text:p text:style-name="P4"><text:soft-page-break/>८) नरनार्यौ → नर-<text:bookmark-start text:name="__DdeLink__8043_218499239"/>ना<text:bookmark-end text:name="__DdeLink__8043_218499239"/>र्यौ → <text:span text:style-name="T5">(Nom/Acc/Voc, du) – dvanda – мужчина и женщина, </text:span><text:span text:style-name="T6">мужчину и женщину</text:span></text:p>
      <text:p text:style-name="Standard"/>
      <text:p text:style-name="Standard">4) Remove the consonant and visarga sandhi in the following sentences. Translate into English.</text:p>
      <text:p text:style-name="Standard">Note: The absence of applied vowel sandhi has been indicated with a dot ·</text:p>
      <text:p text:style-name="Standard"/>
      <text:p text:style-name="P6">१) युद्धार्थाः क्षत्रिया रणमगच्छन् ।</text:p>
      <text:p text:style-name="P6"><text:bookmark-start text:name="__DdeLink__8051_218499239"/>युद्ध<text:bookmark-end text:name="__DdeLink__8051_218499239"/>-<text:span text:style-name="T7">अ</text:span>र्थाः क्षत्रिया<text:span text:style-name="T7">ः</text:span> <text:bookmark-start text:name="__DdeLink__8053_218499239"/>रण<text:bookmark-end text:name="__DdeLink__8053_218499239"/>म<text:span text:style-name="T7">्</text:span> <text:span text:style-name="T7">अ</text:span>गच्छन् । <text:span text:style-name="T7">Воиственно настроенные(</text:span><text:span text:style-name="T3">b</text:span><text:span text:style-name="T7">ahuvrīhi) <text:s/>кшатрии в бой пошли.</text:span></text:p>
      <text:p text:style-name="Standard">२) व्याघ्रा अश्वाच्छीघ्रतरा अश्वमहरन् । (Note: The sandhi in this sentence is tricky.)</text:p>
      <text:p text:style-name="P6">व्याघ्रा<text:span text:style-name="T7">ः</text:span> अश्वा<text:span text:style-name="T7">त्</text:span> <text:span text:style-name="T7">शी</text:span><text:bookmark-start text:name="__DdeLink__8059_218499239"/>घ्रत<text:bookmark-end text:name="__DdeLink__8059_218499239"/>रा<text:span text:style-name="T7">ः</text:span> अश्वम<text:span text:style-name="T7">्</text:span> <text:span text:style-name="T7">अ</text:span>हरन् । <text:span text:style-name="T7">Тигры лошади быстрее, лошадь схватили.</text:span></text:p>
      <text:p text:style-name="Standard">३)क्षत्रियबलभयात्कु मारो ऽपाद्रवत् ।</text:p>
      <text:p text:style-name="P7">क्षत्रिय-बल-भया<text:span text:style-name="T8">त्</text:span> <text:span text:style-name="T8">कु</text:span>मार<text:span text:style-name="T8">ः</text:span> <text:span text:style-name="T8">अ</text:span>पाद्रवत् । <text:span text:style-name="T29">От с</text:span><text:span text:style-name="T8">илы воина </text:span><text:span text:style-name="T29">страха</text:span><text:span text:style-name="T8">, юноша убежал.</text:span></text:p>
      <text:p text:style-name="Standard">४) अभयाः क्षत्रिया निधनं गच्छन्ति · इति दासी · अवदत् ।</text:p>
      <text:p text:style-name="P7"><text:span text:style-name="T19">अ-भयाः</text:span> क्षत्रिया<text:span text:style-name="T8">ः</text:span> निधन<text:span text:style-name="T8">म्</text:span> गच्छन्ति इति दासी अवदत् । <text:span text:style-name="T8">Бестрашные воины на смерть идут – так рабыня сказала.</text:span></text:p>
      <text:p text:style-name="Standard">५) सूर्यचन्द्रौ <text:bookmark-start text:name="__DdeLink__8073_218499239"/>कृत्स्नं<text:bookmark-end text:name="__DdeLink__8073_218499239"/> लोकं पश्यतः । </text:p>
      <text:p text:style-name="P7">सूर्य-चन्द्रौ कृत्स्न<text:span text:style-name="T8">म्</text:span> लोक<text:span text:style-name="T8">म्</text:span> पश्यतः । <text:span text:style-name="T8">Солнце и луна весь мир (оба) видят.</text:span></text:p>
      <text:p text:style-name="Standard">६) भीमकेशः सि<text:span text:style-name="T8">ंहो</text:span> बालौ · अपाद्रावयत् ।</text:p>
      <text:p text:style-name="P7"><text:bookmark-start text:name="__DdeLink__8078_218499239"/>भीम<text:bookmark-end text:name="__DdeLink__8078_218499239"/>-<text:bookmark-start text:name="__DdeLink__8076_218499239"/>केशः<text:bookmark-end text:name="__DdeLink__8076_218499239"/> सि<text:span text:style-name="T8">ंहः</text:span> <text:bookmark-start text:name="__DdeLink__8081_218499239"/>बालौ<text:bookmark-end text:name="__DdeLink__8081_218499239"/> अपाद्रावयत् । <text:span text:style-name="T8">лев со страшной гривой двух детей убежать заставил.</text:span></text:p>
      <text:p text:style-name="Standard">७) जना हतपुत्रं शूरं सं शुच्य मृतान्पुत्रान्पुरमभरन् ।</text:p>
      <text:p text:style-name="P7">जना<text:span text:style-name="T8">ः</text:span> हतपुत्र<text:span text:style-name="T8">म्</text:span> शूर<text:span text:style-name="T8">म्</text:span> <text:bookmark-start text:name="__DdeLink__8085_218499239"/><text:bookmark-end text:name="__DdeLink__8085_218499239"/><text:span text:style-name="T30">सं</text:span>शुच्य मृता<text:span text:style-name="T8">न्</text:span> <text:span text:style-name="T8">पु</text:span>त्रा<text:span text:style-name="T8">न्</text:span> <text:span text:style-name="T8">पु</text:span>रम<text:span text:style-name="T8">्</text:span> <text:span text:style-name="T8">अ</text:span><text:bookmark-start text:name="__DdeLink__8088_218499239"/>भर<text:bookmark-end text:name="__DdeLink__8088_218499239"/>न् । <text:span text:style-name="T8">Люди с героем, у которого сыновей убили, <text:s/>скорбя, мертвых сыновей в город отвезли. </text:span><text:span text:style-name="T30">(убитосынны</text:span><text:span text:style-name="T31">е - бахуврихи</text:span><text:span text:style-name="T30">)</text:span></text:p>
      <text:p text:style-name="Standard">८) बलार्थो बालो वृक्षान्रोहितुं नदीक्षेत्राणि तर्तुमिष्ट्वा · अपाद्रवत् ।</text:p>
      <text:p text:style-name="P8">बला-<text:span text:style-name="T32">अ</text:span>र्थ<text:span text:style-name="T9">ः</text:span> बाल<text:span text:style-name="T9">ः</text:span> वृक्षा<text:span text:style-name="T9">न् </text:span><text:bookmark-start text:name="__DdeLink__8101_218499239"/><text:span text:style-name="T9">रो</text:span>हि<text:bookmark-end text:name="__DdeLink__8101_218499239"/>तु<text:span text:style-name="T9">म् </text:span>नदी-क्षेत्राणि त<text:bookmark-start text:name="__DdeLink__8091_218499239"/>र्<text:span text:style-name="T9">तुम्</text:span> <text:bookmark-end text:name="__DdeLink__8091_218499239"/><text:span text:style-name="T9">इ</text:span>ष्ट्वा अपाद्रवत् । <text:span text:style-name="T32">Силоустремленный(бахуврихи)</text:span><text:span text:style-name="T9"> мальчик, желая на деревья залазить, реки и поля пересекать, убежал.</text:span></text:p>
      <text:p text:style-name="Standard">९) अतिगुणा कन्या वरं देवेभ्य आ<text:bookmark-start text:name="__DdeLink__8110_218499239"/>हर<text:bookmark-end text:name="__DdeLink__8110_218499239"/>त् ।</text:p>
      <text:p text:style-name="P8"><text:bookmark-start text:name="__DdeLink__8106_218499239"/>अति<text:bookmark-end text:name="__DdeLink__8106_218499239"/>-गुणा कन्या <text:bookmark-start text:name="__DdeLink__8108_218499239"/>वर<text:bookmark-end text:name="__DdeLink__8108_218499239"/><text:span text:style-name="T9">म्</text:span> देवेभ्य<text:span text:style-name="T9">ः</text:span> आहरत् । <text:span text:style-name="T9">Крайне добродетельная</text:span><text:span text:style-name="T33">(бахуврихи)</text:span><text:span text:style-name="T9"> девушка благо от богов получила.</text:span></text:p>
      <text:p text:style-name="Standard">१०) कुमारो ऽतिरूपां कन्यां दृष्ट्वा अचिन्तयत्सा (‘this’, Nom Sg Fem) कन्या प्रभामुखा सूर्य इव · इति ।</text:p>
      <text:p text:style-name="P8"><text:s/>कुमार<text:span text:style-name="T9">ः</text:span> <text:span text:style-name="T9">अ</text:span>ति-<text:bookmark-start text:name="__DdeLink__8114_218499239"/>रूपा<text:bookmark-end text:name="__DdeLink__8114_218499239"/><text:span text:style-name="T9">म्</text:span> कन्या<text:span text:style-name="T9">म्</text:span> दृष्ट्वा अचिन्त<text:bookmark-start text:name="__DdeLink__8116_218499239"/>य<text:span text:style-name="T9">त्</text:span> <text:bookmark-end text:name="__DdeLink__8116_218499239"/><text:bookmark text:name="__DdeLink__8118_218499239"/><text:span text:style-name="T9">सा </text:span>कन्या प्रभा-मुखा सूर्य<text:span text:style-name="T34">ः</text:span> <text:bookmark-start text:name="__DdeLink__8122_218499239"/>इव<text:bookmark-end text:name="__DdeLink__8122_218499239"/> इति ।</text:p>
      <text:p text:style-name="P9">Юноша очень красивую девушку увидев, подумал так – эта девушка <text:span text:style-name="T19">сияющелик</text:span><text:span text:style-name="T21">ая (бахуврихи)</text:span><text:span text:style-name="T34">, как</text:span> солнц<text:span text:style-name="T34">а,</text:span> подобна.</text:p>
      <text:p text:style-name="P9"/>
      <text:p text:style-name="Standard">READINGS</text:p>
      <text:p text:style-name="Standard"/>
      <text:p text:style-name="Standard">The Character of Good People</text:p>
      <text:p text:style-name="Standard"/>
      <text:p text:style-name="Standard">आजीवितान्ताः प्रणयाः कोपा<text:span text:style-name="T10">ः च</text:span> क्षण<text:bookmark-start text:name="__DdeLink__8130_218499239"/>भङ्गु<text:bookmark-end text:name="__DdeLink__8130_218499239"/>राः ।</text:p>
      <text:p text:style-name="P11">परित्यागा<text:span text:style-name="T10">ः </text:span><text:bookmark text:name="__DdeLink__8132_218499239"/><text:span text:style-name="T10">च निःसङ्गाः </text:span>न भवन्ति महात्मनाम् ॥</text:p>
      <text:p text:style-name="P11"/>
      <text:p text:style-name="P13"><text:span text:style-name="T38">Не </text:span><text:span text:style-name="T35">Доконцажиненны</text:span><text:span text:style-name="T36">х</text:span><text:span text:style-name="T35"> любов</text:span><text:span text:style-name="T36">ей</text:span><text:span text:style-name="T35">, </text:span><text:span text:style-name="T36">и</text:span> гнев<text:span text:style-name="T36">ов</text:span> мимолётн<text:span text:style-name="T37">ых</text:span></text:p>
      <text:p text:style-name="P12"><text:span text:style-name="T35">и бескорыстных пожертвований</text:span> <text:span text:style-name="T35">бывает у </text:span><text:span text:style-name="T38">великих духом</text:span>?</text:p>
      <text:p text:style-name="P11"/>
      <text:p text:style-name="Standard">The Fate of Two Heroes</text:p>
      <text:p text:style-name="Standard"/>
      <text:p text:style-name="P10">तौ शरै<text:span text:style-name="T10">ः</text:span><text:bookmark-start text:name="__DdeLink__8149_218499239"/> <text:s text:c="2"/><text:span text:style-name="T39">आ</text:span>चि<text:bookmark-end text:name="__DdeLink__8149_218499239"/>तौ वीरौ भ्रातरौ रामलक्ष्मणौ ।</text:p>
      <text:p text:style-name="Standard">पेततु<text:span text:style-name="T10">ः</text:span> <text:span text:style-name="T10">ग</text:span>गना<text:span text:style-name="T10">त</text:span><text:span text:style-name="T39">्</text:span> <text:span text:style-name="T10">भू</text:span>मि<text:span text:style-name="T10">म्</text:span> सूर्या-चन्द्रमसौ · इव ॥</text:p>
      <text:p text:style-name="Standard"/>
      <text:p text:style-name="P12"><text:soft-page-break/>Те два стрелами покрытые героя-брата Рама и Лакшмана</text:p>
      <text:p text:style-name="P12">Пали с не<text:span text:style-name="T39">б</text:span>а на землю, солнцу и луне подобно.</text:p>
      <text:p text:style-name="Standard"/>
      <text:p text:style-name="Standard">Arjuna Sees Kṛṣṇa in His Divine Form</text:p>
      <text:p text:style-name="Standard"/>
      <text:p text:style-name="Standard"><text:bookmark-start text:name="__DdeLink__8155_218499239"/>अन्<text:bookmark-end text:name="__DdeLink__8155_218499239"/>-एक-बाहु-उदर-वक्त्र-नेत्र<text:span text:style-name="T11">म्</text:span> पश्यामि त्वां सर्वत<text:span text:style-name="T11">ः</text:span> <text:span text:style-name="T11">अ</text:span>नन्त-रूपम् ।</text:p>
      <text:p text:style-name="P14">न अन्त<text:span text:style-name="T12">म्</text:span> न मध्य<text:span text:style-name="T12">म्</text:span> न <text:span text:style-name="T12">पुनः</text:span> <text:bookmark-start text:name="__DdeLink__8160_218499239"/><text:span text:style-name="T12">त</text:span>व<text:bookmark-end text:name="__DdeLink__8160_218499239"/> आदि<text:span text:style-name="T12">म्</text:span> पश्यामि विश्व-ईश्वर विश्व-रूप ॥</text:p>
      <text:p text:style-name="P15">Со множеством рук, животов, ртов и глаз я вижу <text:span text:style-name="T40">Тебя, </text:span><text:s/>повсюду <text:span text:style-name="T19">бесконечн</text:span><text:span text:style-name="T23">о-</text:span><text:span text:style-name="T19">форм</text:span><text:span text:style-name="T23">енного</text:span></text:p>
      <text:p text:style-name="P15">Ни конца ни середины ни опять Твое начало не вижу, О Владыка всего, о <text:span text:style-name="T19">вселенно-</text:span><text:span text:style-name="T23">форменный</text:span></text:p>
      <text:p text:style-name="Standard"/>
      <text:p text:style-name="Standard">The Friendship of Bad People, the Friendship of Good People</text:p>
      <text:p text:style-name="Standard"/>
      <text:p text:style-name="Standard">खल-सख्य<text:span text:style-name="T13">म्</text:span> प्रा<text:span text:style-name="T13">क्-म</text:span>धुर<text:span text:style-name="T13">म्</text:span> वय<text:span text:style-name="T13">ः</text:span> <text:span text:style-name="T13">अ</text:span>न्तराले निदाघदिनम<text:span text:style-name="T40">्</text:span> <text:span text:style-name="T40">अ</text:span>न्ते ।</text:p>
      <text:p text:style-name="Standard">एका आदि-मध्य-परिणति-रमणीया साधु-जन-मैत्री ॥</text:p>
      <text:p text:style-name="Standard"/>
      <text:p text:style-name="P16"><text:span text:style-name="T14">Д</text:span>ружба со злодем (как) сладка вначале, сильна в середине, испепеляющя<text:span text:style-name="T40">я</text:span> – в конце.</text:p>
      <text:p text:style-name="P16">Одинаково приятна в начале, середине и конце с <text:span text:style-name="T41">благими</text:span> людьми дружба.</text:p>
      <text:p text:style-name="Standard"/>
      <text:p text:style-name="Standard"/>
      <text:p text:style-name="Standard">A Female Rākṣasa Watches Rāma</text:p>
      <text:p text:style-name="Standard"/>
      <text:p text:style-name="Standard">(अपश्य<text:span text:style-name="T14">त्</text:span> <text:span text:style-name="T14">र</text:span><text:span text:style-name="T44">ा</text:span>मम्)</text:p>
      <text:p text:style-name="P17">Увидел Раму</text:p>
      <text:p text:style-name="P17"/>
      <text:p text:style-name="Standard">सि<text:span text:style-name="T14">ं</text:span>ह-<text:span text:style-name="T42">उ</text:span><text:bookmark-start text:name="__DdeLink__8165_218499239"/>रस्क<text:bookmark-end text:name="__DdeLink__8165_218499239"/><text:span text:style-name="T14">म्</text:span> महा-बाहु<text:span text:style-name="T14">म्</text:span> पद्म-पत्त्र-निभ-<text:span text:style-name="T43">ई</text:span>क्षणम् ।</text:p>
      <text:p text:style-name="Standard">सु-कुमार<text:span text:style-name="T14">म्</text:span> महा-सत्त्व<text:span text:style-name="T14">म्</text:span> पार्थिव-व्यञ्जन-<text:span text:style-name="T14">अ</text:span>न्वितम् ॥</text:p>
      <text:p text:style-name="Standard"/>
      <text:p text:style-name="P17">Львиногруд<text:span text:style-name="T15">ого</text:span>, могучерук<text:span text:style-name="T15">ого</text:span>, с глазами подобными лепесткам лотоса,</text:p>
      <text:p text:style-name="P17">Прекрасного юношу, великого духом, имеющего знак правител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11:05:20.600440654</meta:creation-date>
    <dc:date>2025-03-19T19:33:33.240079419</dc:date>
    <meta:editing-duration>PT6H46M29S</meta:editing-duration>
    <meta:editing-cycles>42</meta:editing-cycles>
    <meta:generator>LibreOffice/7.4.7.2$Linux_X86_64 LibreOffice_project/40$Build-2</meta:generator>
    <meta:document-statistic meta:table-count="0" meta:image-count="0" meta:object-count="0" meta:page-count="3" meta:paragraph-count="95" meta:word-count="836" meta:character-count="5084" meta:non-whitespace-character-count="4301"/>
  </office:meta>
</office:document-meta>
</file>